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3a5ca" officeooo:paragraph-rsid="0023a5ca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c35b" officeooo:paragraph-rsid="0022c35b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d073" officeooo:paragraph-rsid="0023d073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c35b" officeooo:paragraph-rsid="0022c35b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3d073" officeooo:paragraph-rsid="0023d073" style:font-size-asian="12pt" style:font-weight-asian="bold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687a1" officeooo:paragraph-rsid="002687a1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rsid="002687a1" officeooo:paragraph-rsid="002687a1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18dc5"/>
    </style:style>
    <style:style style:name="T4" style:family="text">
      <style:text-properties officeooo:rsid="0022c35b"/>
    </style:style>
    <style:style style:name="T5" style:family="text">
      <style:text-properties officeooo:rsid="0023a5ca"/>
    </style:style>
    <style:style style:name="T6" style:family="text">
      <style:text-properties officeooo:rsid="0023d073"/>
    </style:style>
    <style:style style:name="T7" style:family="text">
      <style:text-properties officeooo:rsid="002594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Desviar a especialis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<text:span text:style-name="T5">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3">Existe el historial médic<text:span text:style-name="T2">o del paciente al que se va a imponer un trat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8">Solicitar <text:span text:style-name="T5">desviar a un especialista </text:span>un paciente y obtener fecha, hora y luga<text:span text:style-name="T5">r para la cita con el especialista.</text:span>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7">El <text:span text:style-name="T4">médico señala que quiere desviar un paciente a un especialista. Selecciona el paciente para el que va a desviar y el especialista que debe atenderle. El sistema le muestra las posibles fechas y horas disponibles para una cita con dicho especialista. El paciente selecciona la hora que prefiera y el sistema guarda la cita.</text:span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4">Sanitario: indica que quiere <text:span text:style-name="T5">desviar al paciente a un especialista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6"/>
          </table:table-cell>
          <table:table-cell table:style-name="Tabla4.C3" office:value-type="string">
            <text:p text:style-name="P15">2</text:p>
          </table:table-cell>
          <table:table-cell table:style-name="Tabla4.D3" office:value-type="string">
            <text:p text:style-name="P14">El sistema <text:span text:style-name="T2">pide para qué paciente quiere hacerlo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4">Sanitario: <text:span text:style-name="T1">elige el paciente.</text:span></text:p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6"/>
          </table:table-cell>
          <table:table-cell table:style-name="Tabla4.C5" office:value-type="string">
            <text:p text:style-name="P15">4</text:p>
          </table:table-cell>
          <table:table-cell table:style-name="Tabla4.D5" office:value-type="string">
            <text:p text:style-name="P19">El sistema <text:span text:style-name="T5">pide el especialista que quiere asignarse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19">Sanitario: elige <text:span text:style-name="T2">el especialista.</text:span></text:p>
          </table:table-cell>
          <table:table-cell table:style-name="Tabla4.C6" office:value-type="string">
            <text:p text:style-name="P15"/>
          </table:table-cell>
          <table:table-cell table:style-name="Tabla4.D6" office:value-type="string">
            <text:p text:style-name="P19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6"/>
          </table:table-cell>
          <table:table-cell table:style-name="Tabla4.C9" office:value-type="string">
            <text:p text:style-name="P20">6</text:p>
          </table:table-cell>
          <table:table-cell table:style-name="Tabla4.D9" office:value-type="string">
            <text:p text:style-name="P19">El sistema <text:span text:style-name="T2">muestra las fechas y horas disponibles para la próxima cita.</text:span></text:p>
          </table:table-cell>
        </table:table-row>
        <table:table-row table:style-name="Tabla4.8">
          <table:table-cell table:style-name="Tabla4.A9" office:value-type="string">
            <text:p text:style-name="P32">7</text:p>
          </table:table-cell>
          <table:table-cell table:style-name="Tabla4.B9" office:value-type="string">
            <text:p text:style-name="P22">Paciente: elige una fecha y hora para la <text:span text:style-name="T5">cita</text:span>.</text:p>
          </table:table-cell>
          <table:table-cell table:style-name="Tabla4.C9" office:value-type="string">
            <text:p text:style-name="P20"/>
          </table:table-cell>
          <table:table-cell table:style-name="Tabla4.D9" office:value-type="string">
            <text:p text:style-name="P19"/>
          </table:table-cell>
        </table:table-row>
        <table:table-row table:style-name="Tabla4.8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19"/>
          </table:table-cell>
          <table:table-cell table:style-name="Tabla4.C9" office:value-type="string">
            <text:p text:style-name="P21">8</text:p>
          </table:table-cell>
          <table:table-cell table:style-name="Tabla4.D9" office:value-type="string">
            <text:p text:style-name="P22">El sistema guarda la cita y se la muestra al paciente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3a</text:p>
          </table:table-cell>
          <table:table-cell table:style-name="Tabla5.B2" office:value-type="string">
            <text:p text:style-name="P12"><text:s/><text:span text:style-name="T6">El sanitario desiste de desviar a un especialista, con lo que se cancela el caso de uso sin emitir una cita.</text:span></text:p>
          </table:table-cell>
        </table:table-row>
        <table:table-row table:style-name="Tabla5.1">
          <table:table-cell table:style-name="Tabla5.A3" office:value-type="string">
            <text:p text:style-name="P33">5a</text:p>
          </table:table-cell>
          <table:table-cell table:style-name="Tabla5.B3" office:value-type="string">
            <text:p text:style-name="P23">El sanitario desiste de <text:span text:style-name="T7">desviar a un especialist</text:span>a, con lo que se cancela el caso de uso sin emitir una cita.</text:p>
          </table:table-cell>
        </table:table-row>
        <table:table-row table:style-name="Tabla5.1">
          <table:table-cell table:style-name="Tabla5.A4" office:value-type="string">
            <text:p text:style-name="P33">7a</text:p>
          </table:table-cell>
          <table:table-cell table:style-name="Tabla5.B4" office:value-type="string">
            <text:p text:style-name="P23">El paciente desiste de elegir una fecha, con lo que se cancela el caso de uso sin emitir una cita. El sanitario que ha pedido la prueba médica es notificado.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6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35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6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3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6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ext:soft-page-break/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03:26.976824255</dc:date>
    <meta:editing-cycles>17</meta:editing-cycles>
    <meta:editing-duration>PT46M2S</meta:editing-duration>
    <meta:generator>LibreOffice/5.4.5.1$Linux_X86_64 LibreOffice_project/40m0$Build-1</meta:generator>
    <meta:document-statistic meta:table-count="7" meta:image-count="0" meta:object-count="0" meta:page-count="2" meta:paragraph-count="59" meta:word-count="287" meta:character-count="1648" meta:non-whitespace-character-count="1419"/>
  </office:meta>
</office:document-meta>
</file>